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6">
            <text:p>16</text:p>
          </table:table-cell>
          <table:table-cell table:formula="oooc:=[.K2]/[.K10]" office:value-type="percentage" office:value="0.113475177304965">
            <text:p>11,3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4">
            <text:p>124</text:p>
          </table:table-cell>
          <table:table-cell table:formula="oooc:=[.K3]/[.K10]" office:value-type="percentage" office:value="0.879432624113475">
            <text:p>87,9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1];1)" office:value-type="float" office:value="7">
            <text:p>7</text:p>
          </table:table-cell>
          <table:table-cell table:formula="oooc:=[.K5]/[.K10]" office:value-type="percentage" office:value="0.049645390070922">
            <text:p>5,0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1];2)" office:value-type="float" office:value="1">
            <text:p>1</text:p>
          </table:table-cell>
          <table:table-cell table:style-name="ce15" table:formula="oooc:=[.K6]/[.K10]" office:value-type="percentage" office:value="0.00709219858156028">
            <text:p>0,7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16">
            <text:p>116</text:p>
          </table:table-cell>
          <table:table-cell table:style-name="ce15" table:formula="oooc:=([.K7]/[.K10])" office:value-type="percentage" office:value="0.822695035460993">
            <text:p>82,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71">
            <text:p>71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dialog-information</text:p>
          </table:table-cell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warning</text:p>
          </table:table-cell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error</text:p>
          </table:table-cell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tools-check-spelling</text:p>
          </table:table-cell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system-lock-screen</text:p>
          </table:table-cell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ind-next</text:p>
          </table:table-cell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find-previous</text:p>
          </table:table-cell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process-stop</text:p>
          </table:table-cell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view-refresh</text:p>
          </table:table-cell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ile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office:value-type="string">
            <text:p>is this the correct name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go-home</text:p>
          </table:table-cell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to-page</text:p>
          </table:table-cell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first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last</text:p>
          </table:table-cell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2">12/03/2007</text:date>, <text:time>01.46.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3-12T01:46:24</dc:date>
    <dc:language>it-IT</dc:language>
    <meta:editing-cycles>136</meta:editing-cycles>
    <meta:editing-duration>P3DT7H3M34S</meta:editing-duration>
    <meta:user-defined meta:name="Info 1"/>
    <meta:user-defined meta:name="Info 2"/>
    <meta:user-defined meta:name="Info 3"/>
    <meta:user-defined meta:name="Info 4"/>
    <meta:document-statistic meta:table-count="3" meta:cell-count="822"/>
  </office:meta>
</office:document-meta>
</file>